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9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2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row table:style-name="ro1">
          <table:table-cell/>
          <table:table-cell office:value-type="string" calcext:value-type="string">
            <text:p>distance required (m)</text:p>
          </table:table-cell>
          <table:table-cell office:value-type="string" calcext:value-type="string">
            <text:p>num carts</text:p>
          </table:table-cell>
          <table:table-cell office:value-type="string" calcext:value-type="string">
            <text:p>num towers</text:p>
          </table:table-cell>
          <table:table-cell office:value-type="string" calcext:value-type="string">
            <text:p>cart size</text:p>
          </table:table-cell>
          <table:table-cell office:value-type="string" calcext:value-type="string">
            <text:p>tower size</text:p>
          </table:table-cell>
          <table:table-cell office:value-type="string" calcext:value-type="string">
            <text:p>tower reload interval (s)</text:p>
          </table:table-cell>
          <table:table-cell office:value-type="string" calcext:value-type="string">
            <text:p>cart speed</text:p>
          </table:table-cell>
          <table:table-cell office:value-type="string" calcext:value-type="string">
            <text:p>time taken (s)</text:p>
          </table:table-cell>
          <table:table-cell office:value-type="string" calcext:value-type="string">
            <text:p>Rarity</text:p>
          </table:table-cell>
          <table:table-cell/>
          <table:table-cell office:value-type="string" calcext:value-type="string">
            <text:p>Money</text:p>
          </table:table-cell>
          <table:table-cell office:value-type="string" calcext:value-type="string">
            <text:p>xp</text:p>
          </table:table-cell>
          <table:table-cell office:value-type="string" calcext:value-type="string">
            <text:p>Cart modifier</text:p>
          </table:table-cell>
        </table:table-row>
        <table:table-row table:style-name="ro1">
          <table:table-cell/>
          <table:table-cell table:formula="of:=[.E2]/[.F2]*[.C2]/[.D2]*[.G2]*[.H2]" office:value-type="float" office:value="37.5" calcext:value-type="float">
            <text:p>37.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E2]/[.F2]*[.C2]/[.D2]*[.G2]" office:value-type="float" office:value="7.5" calcext:value-type="float">
            <text:p>7.5</text:p>
          </table:table-cell>
          <table:table-cell office:value-type="string" calcext:value-type="string">
            <text:p>Common (starting towers)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table:formula="of:=[.E3]/[.F3]*[.C3]/[.D3]*[.G3]*[.H3]" office:value-type="float" office:value="76.8" calcext:value-type="float">
            <text:p>76.8</text:p>
          </table:table-cell>
          <table:table-cell table:formula="of:=[.C2]+3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E2]+5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H2]+3" office:value-type="float" office:value="8" calcext:value-type="float">
            <text:p>8</text:p>
          </table:table-cell>
          <table:table-cell table:formula="of:=[.E3]/[.F3]*[.C3]/[.D3]*[.G3]" office:value-type="float" office:value="9.6" calcext:value-type="float">
            <text:p>9.6</text:p>
          </table:table-cell>
          <table:table-cell office:value-type="string" calcext:value-type="string">
            <text:p>Common</text:p>
          </table:table-cell>
          <table:table-cell/>
          <table:table-cell table:formula="of:=[.L2]+7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/>
          <table:table-cell table:formula="of:=[.E4]/[.F4]*[.C4]/[.D4]*[.G4]*[.H4]" office:value-type="float" office:value="181.5" calcext:value-type="float">
            <text:p>181.5</text:p>
          </table:table-cell>
          <table:table-cell table:formula="of:=[.C3]+3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E3]+5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H3]+3" office:value-type="float" office:value="11" calcext:value-type="float">
            <text:p>11</text:p>
          </table:table-cell>
          <table:table-cell table:formula="of:=[.E4]/[.F4]*[.C4]/[.D4]*[.G4]" office:value-type="float" office:value="16.5" calcext:value-type="float">
            <text:p>16.5</text:p>
          </table:table-cell>
          <table:table-cell office:value-type="string" calcext:value-type="string">
            <text:p>Uncommon</text:p>
          </table:table-cell>
          <table:table-cell/>
          <table:table-cell table:formula="of:=[.L3]+7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/>
          <table:table-cell table:formula="of:=[.E5]/[.F5]*[.C5]/[.D5]*[.G5]*[.H5]" office:value-type="float" office:value="82.32" calcext:value-type="float">
            <text:p>82.32</text:p>
          </table:table-cell>
          <table:table-cell table:formula="of:=[.C4]+3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E4]+5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.4" calcext:value-type="float">
            <text:p>1.4</text:p>
          </table:table-cell>
          <table:table-cell table:formula="of:=[.H4]+3" office:value-type="float" office:value="14" calcext:value-type="float">
            <text:p>14</text:p>
          </table:table-cell>
          <table:table-cell table:formula="of:=[.E5]/[.F5]*[.C5]/[.D5]*[.G5]" office:value-type="float" office:value="5.88" calcext:value-type="float">
            <text:p>5.88</text:p>
          </table:table-cell>
          <table:table-cell office:value-type="string" calcext:value-type="string">
            <text:p>Rare</text:p>
          </table:table-cell>
          <table:table-cell/>
          <table:table-cell table:formula="of:=[.L4]+7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/>
          <table:table-cell table:formula="of:=[.E6]/[.F6]*[.C6]/[.D6]*[.G6]*[.H6]" office:value-type="float" office:value="141.61" calcext:value-type="float">
            <text:p>141.61</text:p>
          </table:table-cell>
          <table:table-cell table:formula="of:=[.C5]+3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E5]+5"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.4" calcext:value-type="float">
            <text:p>1.4</text:p>
          </table:table-cell>
          <table:table-cell table:formula="of:=[.H5]+3" office:value-type="float" office:value="17" calcext:value-type="float">
            <text:p>17</text:p>
          </table:table-cell>
          <table:table-cell table:formula="of:=[.E6]/[.F6]*[.C6]/[.D6]*[.G6]" office:value-type="float" office:value="8.33" calcext:value-type="float">
            <text:p>8.33</text:p>
          </table:table-cell>
          <table:table-cell office:value-type="string" calcext:value-type="string">
            <text:p>Epic</text:p>
          </table:table-cell>
          <table:table-cell/>
          <table:table-cell table:formula="of:=[.L5]+7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/>
          <table:table-cell table:formula="of:=[.E7]/[.F7]*[.C7]/[.D7]*[.G7]*[.H7]" office:value-type="float" office:value="224" calcext:value-type="float">
            <text:p>224</text:p>
          </table:table-cell>
          <table:table-cell table:formula="of:=[.C6]+3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E6]+5"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.4" calcext:value-type="float">
            <text:p>1.4</text:p>
          </table:table-cell>
          <table:table-cell table:formula="of:=[.H6]+3" office:value-type="float" office:value="20" calcext:value-type="float">
            <text:p>20</text:p>
          </table:table-cell>
          <table:table-cell table:formula="of:=[.E7]/[.F7]*[.C7]/[.D7]*[.G7]" office:value-type="float" office:value="11.2" calcext:value-type="float">
            <text:p>11.2</text:p>
          </table:table-cell>
          <table:table-cell office:value-type="string" calcext:value-type="string">
            <text:p>Legendary</text:p>
          </table:table-cell>
          <table:table-cell/>
          <table:table-cell table:formula="of:=[.L6]+7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/>
          <table:table-cell table:formula="of:=[.E8]/[.F8]*[.C8]/[.D8]*[.G8]*[.H8]" office:value-type="float" office:value="119.025" calcext:value-type="float">
            <text:p>119.025</text:p>
          </table:table-cell>
          <table:table-cell table:formula="of:=[.C7]+3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formula="of:=[.E7]+5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[.H7]+3" office:value-type="float" office:value="23" calcext:value-type="float">
            <text:p>23</text:p>
          </table:table-cell>
          <table:table-cell table:formula="of:=[.E8]/[.F8]*[.C8]/[.D8]*[.G8]" office:value-type="float" office:value="5.175" calcext:value-type="float">
            <text:p>5.175</text:p>
          </table:table-cell>
          <table:table-cell table:number-columns-repeated="2"/>
          <table:table-cell table:formula="of:=[.L7]+7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/>
          <table:table-cell table:formula="of:=[.E9]/[.F9]*[.C9]/[.D9]*[.G9]*[.H9]" office:value-type="float" office:value="169" calcext:value-type="float">
            <text:p>169</text:p>
          </table:table-cell>
          <table:table-cell table:formula="of:=[.C8]+3"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formula="of:=[.E8]+5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[.H8]+3" office:value-type="float" office:value="26" calcext:value-type="float">
            <text:p>26</text:p>
          </table:table-cell>
          <table:table-cell table:formula="of:=[.E9]/[.F9]*[.C9]/[.D9]*[.G9]" office:value-type="float" office:value="6.5" calcext:value-type="float">
            <text:p>6.5</text:p>
          </table:table-cell>
          <table:table-cell table:number-columns-repeated="2"/>
          <table:table-cell table:formula="of:=[.L8]+7"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/>
          <table:table-cell table:formula="of:=[.E10]/[.F10]*[.C10]/[.D10]*[.G10]*[.H10]" office:value-type="float" office:value="231.275" calcext:value-type="float">
            <text:p>231.275</text:p>
          </table:table-cell>
          <table:table-cell table:formula="of:=[.C9]+3"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formula="of:=[.E9]+5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[.H9]+3" office:value-type="float" office:value="29" calcext:value-type="float">
            <text:p>29</text:p>
          </table:table-cell>
          <table:table-cell table:formula="of:=[.E10]/[.F10]*[.C10]/[.D10]*[.G10]" office:value-type="float" office:value="7.975" calcext:value-type="float">
            <text:p>7.975</text:p>
          </table:table-cell>
          <table:table-cell table:number-columns-repeated="2"/>
          <table:table-cell table:formula="of:=[.L9]+7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/>
          <table:table-cell table:formula="of:=[.E11]/[.F11]*[.C11]/[.D11]*[.G11]*[.H11]" office:value-type="float" office:value="307.2" calcext:value-type="float">
            <text:p>307.2</text:p>
          </table:table-cell>
          <table:table-cell table:formula="of:=[.C10]+3"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formula="of:=[.E10]+5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[.H10]+3" office:value-type="float" office:value="32" calcext:value-type="float">
            <text:p>32</text:p>
          </table:table-cell>
          <table:table-cell table:formula="of:=[.E11]/[.F11]*[.C11]/[.D11]*[.G11]" office:value-type="float" office:value="9.6" calcext:value-type="float">
            <text:p>9.6</text:p>
          </table:table-cell>
          <table:table-cell table:number-columns-repeated="2"/>
          <table:table-cell table:formula="of:=[.L10]+7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/>
          <table:table-cell table:formula="of:=[.E12]/[.F12]*[.C12]/[.D12]*[.G12]*[.H12]" office:value-type="float" office:value="398.125" calcext:value-type="float">
            <text:p>398.125</text:p>
          </table:table-cell>
          <table:table-cell table:formula="of:=[.C11]+3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[.E11]+5"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[.H11]+3" office:value-type="float" office:value="35" calcext:value-type="float">
            <text:p>35</text:p>
          </table:table-cell>
          <table:table-cell table:formula="of:=[.E12]/[.F12]*[.C12]/[.D12]*[.G12]" office:value-type="float" office:value="11.375" calcext:value-type="float">
            <text:p>11.375</text:p>
          </table:table-cell>
          <table:table-cell table:number-columns-repeated="2"/>
          <table:table-cell table:formula="of:=[.L11]+7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/>
          <table:table-cell table:formula="of:=[.E13]/[.F13]*[.C13]/[.D13]*[.G13]*[.H13]" office:value-type="float" office:value="56.1555555555556" calcext:value-type="float">
            <text:p>56.1555555555556</text:p>
          </table:table-cell>
          <table:table-cell table:formula="of:=[.C12]+3"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formula="of:=[.E12]+5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0.25" calcext:value-type="float">
            <text:p>0.25</text:p>
          </table:table-cell>
          <table:table-cell table:formula="of:=[.H12]+3" office:value-type="float" office:value="38" calcext:value-type="float">
            <text:p>38</text:p>
          </table:table-cell>
          <table:table-cell table:formula="of:=[.E13]/[.F13]*[.C13]/[.D13]*[.G13]" office:value-type="float" office:value="1.47777777777778" calcext:value-type="float">
            <text:p>1.47777777777778</text:p>
          </table:table-cell>
          <table:table-cell table:number-columns-repeated="2"/>
          <table:table-cell table:formula="of:=[.L12]+7"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/>
          <table:table-cell table:formula="of:=[.E14]/[.F14]*[.C14]/[.D14]*[.G14]*[.H14]" office:value-type="float" office:value="70.0416666666667" calcext:value-type="float">
            <text:p>70.0416666666667</text:p>
          </table:table-cell>
          <table:table-cell table:formula="of:=[.C13]+3"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table:formula="of:=[.E13]+5"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0.25" calcext:value-type="float">
            <text:p>0.25</text:p>
          </table:table-cell>
          <table:table-cell table:formula="of:=[.H13]+3" office:value-type="float" office:value="41" calcext:value-type="float">
            <text:p>41</text:p>
          </table:table-cell>
          <table:table-cell table:formula="of:=[.E14]/[.F14]*[.C14]/[.D14]*[.G14]" office:value-type="float" office:value="1.70833333333333" calcext:value-type="float">
            <text:p>1.70833333333333</text:p>
          </table:table-cell>
          <table:table-cell table:number-columns-repeated="2"/>
          <table:table-cell table:formula="of:=[.L13]+7"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/>
          <table:table-cell table:formula="of:=[.E15]/[.F15]*[.C15]/[.D15]*[.G15]*[.H15]" office:value-type="float" office:value="86.0444444444444" calcext:value-type="float">
            <text:p>86.0444444444444</text:p>
          </table:table-cell>
          <table:table-cell table:formula="of:=[.C14]+3"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formula="of:=[.E14]+5"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0.25" calcext:value-type="float">
            <text:p>0.25</text:p>
          </table:table-cell>
          <table:table-cell table:formula="of:=[.H14]+3" office:value-type="float" office:value="44" calcext:value-type="float">
            <text:p>44</text:p>
          </table:table-cell>
          <table:table-cell table:formula="of:=[.E15]/[.F15]*[.C15]/[.D15]*[.G15]" office:value-type="float" office:value="1.95555555555556" calcext:value-type="float">
            <text:p>1.95555555555556</text:p>
          </table:table-cell>
          <table:table-cell table:number-columns-repeated="2"/>
          <table:table-cell table:formula="of:=[.L14]+7"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/>
          <table:table-cell table:formula="of:=[.E16]/[.F16]*[.C16]/[.D16]*[.G16]*[.H16]" office:value-type="float" office:value="68.2781818181818" calcext:value-type="float">
            <text:p>68.2781818181818</text:p>
          </table:table-cell>
          <table:table-cell table:formula="of:=[.C15]+3"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formula="of:=[.E15]+5"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office:value-type="float" office:value="0.2" calcext:value-type="float">
            <text:p>0.2</text:p>
          </table:table-cell>
          <table:table-cell table:formula="of:=[.H15]+3" office:value-type="float" office:value="47" calcext:value-type="float">
            <text:p>47</text:p>
          </table:table-cell>
          <table:table-cell table:formula="of:=[.E16]/[.F16]*[.C16]/[.D16]*[.G16]" office:value-type="float" office:value="1.45272727272727" calcext:value-type="float">
            <text:p>1.45272727272727</text:p>
          </table:table-cell>
          <table:table-cell table:number-columns-repeated="2"/>
          <table:table-cell table:formula="of:=[.L15]+7" office:value-type="float" office:value="108" calcext:value-type="float">
            <text:p>10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ean Reitsma</meta:initial-creator>
    <meta:creation-date>2024-05-22T16:56:02.888605425</meta:creation-date>
    <dc:date>2024-05-24T16:04:38.913940351</dc:date>
    <dc:creator>Sean Reitsma</dc:creator>
    <meta:editing-duration>PT7H49M12S</meta:editing-duration>
    <meta:editing-cycles>4</meta:editing-cycles>
    <meta:generator>LibreOffice/7.3.7.2$Linux_X86_64 LibreOffice_project/30$Build-2</meta:generator>
    <meta:document-statistic meta:table-count="1" meta:cell-count="153" meta:object-count="0"/>
  </office:meta>
</office:document-meta>
</file>